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5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xed-80.pcap" table:style-name="ta1">
        <table:shapes>
          <draw:frame draw:z-index="0" draw:style-name="gr1" draw:text-style-name="P1" svg:width="12cm" svg:height="4cm" svg:x="23.496cm" svg:y="27.68cm">
            <draw:object draw:notify-on-update-of-ranges="'mixed-80.pcap'.B4:'mixed-80.pcap'.B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cm" svg:height="4cm" svg:x="9.403cm" svg:y="38.934cm">
            <draw:object draw:notify-on-update-of-ranges="'mixed-80.pcap'.B87:'mixed-80.pcap'.B1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cm" svg:height="4cm" svg:x="9.403cm" svg:y="61.06cm">
            <draw:object draw:notify-on-update-of-ranges="'mixed-80.pcap'.B136:'mixed-80.pcap'.B1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cm" svg:height="4cm" svg:x="27.298cm" svg:y="61.064cm">
            <draw:object draw:notify-on-update-of-ranges="'mixed-80.pcap'.B145:'mixed-80.pcap'.B1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cm" svg:height="4cm" svg:x="9.403cm" svg:y="70.994cm">
            <draw:object draw:notify-on-update-of-ranges="'mixed-80.pcap'.B158:'mixed-80.pcap'.B1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cm" svg:height="4cm" svg:x="27.879cm" svg:y="71.485cm">
            <draw:object draw:notify-on-update-of-ranges="'mixed-80.pcap'.B167:'mixed-80.pcap'.B17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2cm" svg:height="4cm" svg:x="9.403cm" svg:y="81.38cm">
            <draw:object draw:notify-on-update-of-ranges="'mixed-80.pcap'.B181:'mixed-80.pcap'.B19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2cm" svg:height="4cm" svg:x="27.913cm" svg:y="81.592cm">
            <draw:object draw:notify-on-update-of-ranges="'mixed-80.pcap'.B192:'mixed-80.pcap'.B19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2cm" svg:height="4cm" svg:x="9.403cm" svg:y="91.806cm">
            <draw:object draw:notify-on-update-of-ranges="'mixed-80.pcap'.B206:'mixed-80.pcap'.B21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2cm" svg:height="4cm" svg:x="28.563cm" svg:y="92.187cm">
            <draw:object draw:notify-on-update-of-ranges="'mixed-80.pcap'.B218:'mixed-80.pcap'.B2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2cm" svg:height="4cm" svg:x="9.403cm" svg:y="104.86cm">
            <draw:object draw:notify-on-update-of-ranges="'mixed-80.pcap'.B233:'mixed-80.pcap'.B2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2cm" svg:height="4cm" svg:x="27.64cm" svg:y="105.178cm">
            <draw:object draw:notify-on-update-of-ranges="'mixed-80.pcap'.B246:'mixed-80.pcap'.B25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ading mixed-80.pcap...</text:p>
          </table:table-cell>
          <table:table-cell/>
        </table:table-row>
        <table:table-row table:style-name="ro1">
          <table:table-cell office:value-type="string" calcext:value-type="string">
            <text:p>0: 192.168.1.33:51353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3993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832" calcext:value-type="float">
            <text:p>198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4731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04" calcext:value-type="float">
            <text:p>71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547" calcext:value-type="float">
            <text:p>155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1: 192.168.1.33:51354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3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3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2: 192.168.1.33:51355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30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30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5" calcext:value-type="float">
            <text:p>195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3: 192.168.1.33:51356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293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293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4: 192.168.1.33:51357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2927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9269" calcext:value-type="float">
            <text:p>19269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2927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269" calcext:value-type="float">
            <text:p>28269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5: 192.168.1.33:51358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29269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92664" calcext:value-type="float">
            <text:p>19266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29267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9000" calcext:value-type="float">
            <text:p>990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2664" calcext:value-type="float">
            <text:p>192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3:44:42.1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31T13:57:32.024000000</dc:date>
    <meta:editing-duration>PT8M21S</meta:editing-duration>
    <meta:editing-cycles>2</meta:editing-cycles>
    <meta:generator>LibreOffice/7.0.2.2$Windows_X86_64 LibreOffice_project/8349ace3c3162073abd90d81fd06dcfb6b36b994</meta:generator>
    <meta:document-statistic meta:table-count="1" meta:cell-count="449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80.pcap'.B4:'mixed-80.pcap'.B85" svg:x="0.24cm" svg:y="0.08cm" svg:width="11.521cm" svg:height="3.841cm">
          <chart:coordinate-region svg:x="1.417cm" svg:y="0.279cm" svg:width="10.344cm" svg:height="2.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80.pcap'.B4:'mixed-80.pcap'.B85" chart:class="chart:bar">
            <chart:data-point chart:repeated="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32">
                <text:p>19832</text:p>
                <draw:g>
                  <svg:desc>'mixed-80.pcap'.B4:'mixed-80.pcap'.B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80.pcap'.B218:'mixed-80.pcap'.B226" svg:x="0.24cm" svg:y="0.08cm" svg:width="11.521cm" svg:height="3.841cm">
          <chart:coordinate-region svg:x="1.417cm" svg:y="0.279cm" svg:width="10.344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80.pcap'.B218:'mixed-80.pcap'.B226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80.pcap'.B218:'mixed-80.pcap'.B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269">
                <text:p>282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80.pcap'.B233:'mixed-80.pcap'.B244" svg:x="0.24cm" svg:y="0.08cm" svg:width="11.521cm" svg:height="3.841cm">
          <chart:coordinate-region svg:x="1.602cm" svg:y="0.28cm" svg:width="10.159cm" svg:height="2.9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80.pcap'.B233:'mixed-80.pcap'.B244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'mixed-80.pcap'.B233:'mixed-80.pcap'.B2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664">
                <text:p>192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80.pcap'.B246:'mixed-80.pcap'.B254" svg:x="0.24cm" svg:y="0.08cm" svg:width="11.521cm" svg:height="3.841cm">
          <chart:coordinate-region svg:x="1.602cm" svg:y="0.28cm" svg:width="10.159cm" svg:height="2.9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80.pcap'.B246:'mixed-80.pcap'.B254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80.pcap'.B246:'mixed-80.pcap'.B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664">
                <text:p>19266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80.pcap'.B87:'mixed-80.pcap'.B129" svg:x="0.24cm" svg:y="0.08cm" svg:width="11.521cm" svg:height="3.841cm">
          <chart:coordinate-region svg:x="1.232cm" svg:y="0.279cm" svg:width="10.327cm" svg:height="2.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80.pcap'.B87:'mixed-80.pcap'.B129" chart:class="chart:bar"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4">
                <text:p>7104</text:p>
                <draw:g>
                  <svg:desc>'mixed-80.pcap'.B87:'mixed-80.pcap'.B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47">
                <text:p>15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80.pcap'.B136:'mixed-80.pcap'.B143" svg:x="0.24cm" svg:y="0.08cm" svg:width="11.521cm" svg:height="3.841cm">
          <chart:coordinate-region svg:x="0.861cm" svg:y="0.279cm" svg:width="10.9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80.pcap'.B136:'mixed-80.pcap'.B143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80.pcap'.B136:'mixed-80.pcap'.B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80.pcap'.B145:'mixed-80.pcap'.B151" svg:x="0.24cm" svg:y="0.08cm" svg:width="11.521cm" svg:height="3.841cm">
          <chart:coordinate-region svg:x="0.861cm" svg:y="0.279cm" svg:width="10.9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80.pcap'.B145:'mixed-80.pcap'.B151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80.pcap'.B145:'mixed-80.pcap'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80.pcap'.B158:'mixed-80.pcap'.B165" svg:x="0.24cm" svg:y="0.08cm" svg:width="11.521cm" svg:height="3.841cm">
          <chart:coordinate-region svg:x="1.047cm" svg:y="0.28cm" svg:width="10.714cm" svg:height="2.9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80.pcap'.B158:'mixed-80.pcap'.B165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80.pcap'.B158:'mixed-80.pcap'.B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80.pcap'.B167:'mixed-80.pcap'.B174" svg:x="0.24cm" svg:y="0.08cm" svg:width="11.521cm" svg:height="3.841cm">
          <chart:coordinate-region svg:x="1.047cm" svg:y="0.28cm" svg:width="10.714cm" svg:height="2.9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80.pcap'.B167:'mixed-80.pcap'.B174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80.pcap'.B167:'mixed-80.pcap'.B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80.pcap'.B181:'mixed-80.pcap'.B190" svg:x="0.24cm" svg:y="0.08cm" svg:width="11.521cm" svg:height="3.841cm">
          <chart:coordinate-region svg:x="1.232cm" svg:y="0.279cm" svg:width="10.529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80.pcap'.B181:'mixed-80.pcap'.B190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80.pcap'.B181:'mixed-80.pcap'.B1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80.pcap'.B192:'mixed-80.pcap'.B199" svg:x="0.24cm" svg:y="0.08cm" svg:width="11.521cm" svg:height="3.841cm">
          <chart:coordinate-region svg:x="1.232cm" svg:y="0.279cm" svg:width="10.529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80.pcap'.B192:'mixed-80.pcap'.B199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80.pcap'.B192:'mixed-80.pcap'.B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9">
                <text:p>19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80.pcap'.B206:'mixed-80.pcap'.B216" svg:x="0.24cm" svg:y="0.08cm" svg:width="11.521cm" svg:height="3.841cm">
          <chart:coordinate-region svg:x="1.417cm" svg:y="0.279cm" svg:width="10.344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80.pcap'.B206:'mixed-80.pcap'.B216" chart:class="chart:ba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mixed-80.pcap'.B206:'mixed-80.pcap'.B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269">
                <text:p>19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